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016cm" svg:height="16.256cm" svg:x="1.4cm" svg:y="1.27cm" presentation:class="subtitle" presentation:user-transformed="true">
          <draw:text-box>
            <text:p><text:span text:style-name="T1">Army of One (or Two): Devops for Small Shops</text:span></text:p>
            <text:p><text:span text:style-name="T1"/></text:p>
            <text:p><text:span text:style-name="T1"/></text:p>
            <text:p><text:span text:style-name="T2">Chris Couples, Altegra Heal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little about me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first linux box was a VA Research white box, running RedHat 5.1. My first unix box was a DEC Ultrix box.</text:p>
              </text:list-item>
              <text:list-item>
                <text:p>I've done the Philly higher-ed IT circuit (Swarthmore, Bryn Mawr, Upenn), then a little bit of time with Booking.com, and now I'm at Altegra Health in Mt. Laurel, NJ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 mean by 'DevOps'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me, DevOps connotes a type of practice, which is most frequently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y Road to Devo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played with CFEngine once or twice between 2000 and 2008, but it never “took”. Part of my problem is that I didn't have enough systems to make it worthwhile (I thought).</text:p>
              </text:list-item>
              <text:list-item>
                <text:p>When I arrived at Wharton in 2008, we were 'encouraged' to use CFEngine for configuration management, but that never 'took' – this time mainly because of my own hubris (“I can type fast enough and well enough to manage all of this manually! I don't need no stinkin' configuration management!”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...and then I arrived at Booking.co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lcome to managing &gt;3000 physical boxes</text:p>
              </text:list-item>
              <text:list-item>
                <text:p>Hello, puppet!</text:p>
              </text:list-item>
              <text:list-item>
                <text:p>It was an epiphany – at that scale, the ONLY way to survive was by configuration management</text:p>
              </text:list-item>
              <text:list-item>
                <text:p>But it was more than that – they embraced a Kanban-ish, Scrum-ish model which empowered individual admin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 mean by 'Small Shop'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pends on where you are – in your career, in your industry, in your life...</text:p>
              </text:list-item>
              <text:list-item>
                <text:p>Generally, I mean &lt; 100 systems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ere do you star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ick your hardest pain-point, and start there</text:p>
              </text:list-item>
              <text:list-item>
                <text:p>In retrospect, all things being equal, I would say get your logging centralized first -- but that might mean getting config management implemented first, to push out your centralized logging configs :-)</text:p>
              </text:list-item>
              <text:list-item>
                <text:p>Or write a system management database...</text:p>
              </text:list-item>
              <text:list-item>
                <text:p>The point is, you can start anywhere, bu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rting Consid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n for modularity – in your config management setup, in your management system, in your logging. </text:p>
              </text:list-item>
              <text:list-item>
                <text:p>Plan for growth – this seems obvious, but architect for where you'll be in a year, and double it. It's better to be overengineered than under...</text:p>
              </text:list-item>
              <text:list-item>
                <text:p>Plan for the audit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f every box is a “snowflake”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're truly small, and just starting out, you may only have one or two of each class of box.</text:p>
              </text:list-item>
              <text:list-item>
                <text:p>Pretend you have 100 of them. Design for that.</text:p>
              </text:list-item>
              <text:list-item>
                <text:p>Over time, you'll accrue enough small gains that it'll be worth your while to set things up in configuration manage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t Expectations – yours AND thei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important when you start devops that you have a realistic appraisal of what you want to achieve – my experience has been that it's best to figure out where you want to be in six months, and then cut that by 1/3</text:p>
              </text:list-item>
              <text:list-item>
                <text:p>Once you have initial success -- because of course you will ;-) -- you'll have to manage your bosses' expectations as well. Just because you like Superman right out of the gate, doesn't mean that they should expect that all the tim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6T10:07:49.355399478</meta:creation-date>
    <dc:date>2014-02-17T10:30:48.161928888</dc:date>
    <meta:editing-duration>PT22M56S</meta:editing-duration>
    <meta:editing-cycles>7</meta:editing-cycles>
    <meta:generator>LibreOffice/4.1.4.2$Linux_X86_64 LibreOffice_project/410$Build-2</meta:generator>
    <meta:document-statistic meta:object-count="60"/>
  </office:meta>
</office:document-meta>
</file>